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2.489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648cm"/>
    </style:style>
    <style:style style:name="co5" style:family="table-column">
      <style:table-column-properties fo:break-before="auto" style:column-width="5.618cm"/>
    </style:style>
    <style:style style:name="co6" style:family="table-column">
      <style:table-column-properties fo:break-before="auto" style:column-width="2.605cm"/>
    </style:style>
    <style:style style:name="co7" style:family="table-column">
      <style:table-column-properties fo:break-before="auto" style:column-width="5.586cm"/>
    </style:style>
    <style:style style:name="co8" style:family="table-column">
      <style:table-column-properties fo:break-before="auto" style:column-width="3.531cm"/>
    </style:style>
    <style:style style:name="co9" style:family="table-column">
      <style:table-column-properties fo:break-before="auto" style:column-width="7.544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3.318cm"/>
    </style:style>
    <style:style style:name="co13" style:family="table-column">
      <style:table-column-properties fo:break-before="auto" style:column-width="1.801cm"/>
    </style:style>
    <style:style style:name="co14" style:family="table-column">
      <style:table-column-properties fo:break-before="auto" style:column-width="2.53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1.605cm"/>
    </style:style>
    <style:style style:name="co17" style:family="table-column">
      <style:table-column-properties fo:break-before="auto" style:column-width="2.94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ta1" style:family="table" style:master-page-name="PageStyle_5f_문서_20_정보">
      <style:table-properties table:display="true" style:writing-mode="lr-tb"/>
    </style:style>
    <style:style style:name="ta2" style:family="table" style:master-page-name="PageStyle_5f_테이블설명">
      <style:table-properties table:display="true" style:writing-mode="lr-tb"/>
    </style:style>
    <style:style style:name="ta3" style:family="table" style:master-page-name="PageStyle_5f_이슈테이블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Demand테이블">
      <style:table-properties table:display="true" style:writing-mode="lr-tb"/>
    </style:style>
    <style:style style:name="ta6" style:family="table" style:master-page-name="PageStyle_5f_스토리테이블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fo:background-color="#ffffff" style:diagonal-bl-tr="none" style:diagonal-tl-br="none" fo:border="0.035cm solid #000000" style:rotation-align="non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ackground-color="#ffffff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문서 정보" table:style-name="ta1" table:print="false">
        <office:forms form:automatic-focus="false" form:apply-design-mode="false"/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table:number-columns-spanned="4" table:number-rows-spanned="2">
            <text:p>리볼트 데이 이슈 테이블 시트</text:p>
          </table:table-cell>
          <table:covered-table-cell table:number-columns-repeated="3" table:style-name="ce2"/>
          <table:table-cell table:number-columns-repeated="1017"/>
        </table:table-row>
        <table:table-row table:style-name="ro1">
          <table:table-cell table:number-columns-repeated="3"/>
          <table:covered-table-cell table:number-columns-repeated="4"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>
            <text:p>index</text:p>
          </table:table-cell>
          <table:table-cell table:style-name="ce3" office:value-type="string">
            <text:p>Category</text:p>
          </table:table-cell>
          <table:table-cell table:style-name="ce3" office:value-type="string">
            <text:p>Detail</text:p>
          </table:table-cell>
          <table:table-cell table:number-columns-repeated="3"/>
          <table:table-cell table:style-name="ce5" office:value-type="string" table:number-columns-spanned="2" table:number-rows-spanned="1">
            <text:p>문서 작성자</text:p>
          </table:table-cell>
          <table:covered-table-cell table:style-name="ce5"/>
          <table:table-cell table:style-name="ce3" office:value-type="string">
            <text:p>이정현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3" office:value-type="float" office:value="1">
            <text:p>1</text:p>
          </table:table-cell>
          <table:table-cell table:style-name="ce3" office:value-type="string">
            <text:p>UI</text:p>
          </table:table-cell>
          <table:table-cell table:style-name="ce3" office:value-type="string">
            <text:p>UI관련</text:p>
          </table:table-cell>
          <table:table-cell table:number-columns-repeated="3"/>
          <table:table-cell table:style-name="ce5" office:value-type="string" table:number-columns-spanned="2" table:number-rows-spanned="1">
            <text:p>수정자</text:p>
          </table:table-cell>
          <table:covered-table-cell table:style-name="ce5"/>
          <table:table-cell table:style-name="ce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>
            <text:p>101~124</text:p>
          </table:table-cell>
          <table:table-cell table:style-name="ce4" office:value-type="string">
            <text:p>Char</text:p>
          </table:table-cell>
          <table:table-cell table:style-name="ce4" office:value-type="string">
            <text:p>캐릭터 관련</text:p>
          </table:table-cell>
          <table:table-cell table:number-columns-repeated="3"/>
          <table:table-cell table:style-name="ce5" office:value-type="string" table:number-columns-spanned="2" table:number-rows-spanned="1">
            <text:p>버전</text:p>
          </table:table-cell>
          <table:covered-table-cell table:style-name="ce5"/>
          <table:table-cell table:style-name="ce3" office:value-type="string">
            <text:p>V1.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float" office:value="201">
            <text:p>201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아이템 관련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float" office:value="301">
            <text:p>301</text:p>
          </table:table-cell>
          <table:table-cell table:style-name="ce3" office:value-type="string">
            <text:p>Issue</text:p>
          </table:table-cell>
          <table:table-cell table:style-name="ce3" office:value-type="string">
            <text:p>이슈 관련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float" office:value="401">
            <text:p>401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사건 관련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float" office:value="501">
            <text:p>501</text:p>
          </table:table-cell>
          <table:table-cell table:style-name="ce3" office:value-type="string">
            <text:p>map</text:p>
          </table:table-cell>
          <table:table-cell table:style-name="ce3" office:value-type="string">
            <text:p>월드맵 관련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float" office:value="601">
            <text:p>601</text:p>
          </table:table-cell>
          <table:table-cell table:style-name="ce3" office:value-type="string">
            <text:p>~.</text:p>
          </table:table-cell>
          <table:table-cell table:style-name="ce3" office:value-type="string">
            <text:p>기타 등등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테이블설명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S/C</text:p>
          </table:table-cell>
          <table:table-cell office:value-type="string">
            <text:p>설명</text:p>
          </table:table-cell>
          <table:table-cell table:number-columns-repeated="1020"/>
        </table:table-row>
        <table:table-row table:style-name="ro2">
          <table:table-cell office:value-type="string">
            <text:p>Name</text:p>
          </table:table-cell>
          <table:table-cell office:value-type="string">
            <text:p>string</text:p>
          </table:table-cell>
          <table:table-cell/>
          <table:table-cell office:value-type="string">
            <text:p>해당 ID의 이름</text:p>
          </table:table-cell>
          <table:table-cell table:number-columns-repeated="1020"/>
        </table:table-row>
        <table:table-row table:style-name="ro2">
          <table:table-cell office:value-type="string">
            <text:p>Area</text:p>
          </table:table-cell>
          <table:table-cell office:value-type="string">
            <text:p>int</text:p>
          </table:table-cell>
          <table:table-cell/>
          <table:table-cell office:value-type="string">
            <text:p>해당 ID의 해당 지역</text:p>
          </table:table-cell>
          <table:table-cell table:number-columns-repeated="1020"/>
        </table:table-row>
        <table:table-row table:style-name="ro2">
          <table:table-cell office:value-type="string">
            <text:p>ArrLv</text:p>
          </table:table-cell>
          <table:table-cell office:value-type="string">
            <text:p>int</text:p>
          </table:table-cell>
          <table:table-cell/>
          <table:table-cell office:value-type="string">
            <text:p>해당 ID에 해당하는 치안 수치 </text:p>
          </table:table-cell>
          <table:table-cell table:number-columns-repeated="1020"/>
        </table:table-row>
        <table:table-row table:style-name="ro2">
          <table:table-cell office:value-type="string">
            <text:p>Title</text:p>
          </table:table-cell>
          <table:table-cell office:value-type="string">
            <text:p>string</text:p>
          </table:table-cell>
          <table:table-cell/>
          <table:table-cell office:value-type="string">
            <text:p>해당 ID의 내용 제목</text:p>
          </table:table-cell>
          <table:table-cell table:number-columns-repeated="1020"/>
        </table:table-row>
        <table:table-row table:style-name="ro2">
          <table:table-cell office:value-type="string">
            <text:p>Image</text:p>
          </table:table-cell>
          <table:table-cell office:value-type="string">
            <text:p>img</text:p>
          </table:table-cell>
          <table:table-cell/>
          <table:table-cell office:value-type="string">
            <text:p>해당 ID의 이미지</text:p>
          </table:table-cell>
          <table:table-cell table:number-columns-repeated="1020"/>
        </table:table-row>
        <table:table-row table:style-name="ro2">
          <table:table-cell office:value-type="string">
            <text:p>Story</text:p>
          </table:table-cell>
          <table:table-cell office:value-type="string">
            <text:p>string</text:p>
          </table:table-cell>
          <table:table-cell/>
          <table:table-cell office:value-type="string">
            <text:p>해당 ID의 내용</text:p>
          </table:table-cell>
          <table:table-cell table:number-columns-repeated="1020"/>
        </table:table-row>
        <table:table-row table:style-name="ro2">
          <table:table-cell office:value-type="string">
            <text:p>Demand</text:p>
          </table:table-cell>
          <table:table-cell office:value-type="string">
            <text:p>string</text:p>
          </table:table-cell>
          <table:table-cell/>
          <table:table-cell office:value-type="string">
            <text:p>해당 ID의 요구 능력치</text:p>
          </table:table-cell>
          <table:table-cell table:number-columns-repeated="1020"/>
        </table:table-row>
        <table:table-row table:style-name="ro2">
          <table:table-cell office:value-type="string">
            <text:p>Reward</text:p>
          </table:table-cell>
          <table:table-cell office:value-type="string">
            <text:p>string</text:p>
          </table:table-cell>
          <table:table-cell/>
          <table:table-cell office:value-type="string">
            <text:p>해당 ID의 성공 보상 내역</text:p>
          </table:table-cell>
          <table:table-cell table:number-columns-repeated="1020"/>
        </table:table-row>
        <table:table-row table:style-name="ro2">
          <table:table-cell office:value-type="string">
            <text:p>Penalty</text:p>
          </table:table-cell>
          <table:table-cell office:value-type="string">
            <text:p>string</text:p>
          </table:table-cell>
          <table:table-cell/>
          <table:table-cell office:value-type="string">
            <text:p>해당 ID의 실패 패널티 내역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이슈테이블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6" table:number-columns-repeated="2" table:default-cell-style-name="Excel_20_Built-in_20_Normal"/>
        <table:table-column table:style-name="co1" table:number-columns-repeated="2" table:default-cell-style-name="Excel_20_Built-in_20_Normal"/>
        <table:table-column table:style-name="co7" table:default-cell-style-name="Excel_20_Built-in_20_Normal"/>
        <table:table-column table:style-name="co1" table:number-columns-repeated="3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9" table:default-cell-style-name="Excel_20_Built-in_20_Normal"/>
        <table:table-column table:style-name="co1" table:default-cell-style-name="Excel_20_Built-in_20_Normal"/>
        <table:table-column table:style-name="co10" table:default-cell-style-name="Excel_20_Built-in_20_Normal"/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07" table:default-cell-style-name="Excel_20_Built-in_20_Normal"/>
        <table:table-row table:style-name="ro3">
          <table:table-cell/>
          <table:table-cell office:value-type="string">
            <text:p>index</text:p>
          </table:table-cell>
          <table:table-cell office:value-type="string">
            <text:p>Name</text:p>
          </table:table-cell>
          <table:table-cell office:value-type="string">
            <text:p>Area(동)</text:p>
          </table:table-cell>
          <table:table-cell office:value-type="string">
            <text:p>ArrLv</text:p>
          </table:table-cell>
          <table:table-cell office:value-type="string">
            <text:p>Title</text:p>
          </table:table-cell>
          <table:table-cell office:value-type="string">
            <text:p>Image</text:p>
          </table:table-cell>
          <table:table-cell office:value-type="string">
            <text:p>Story</text:p>
          </table:table-cell>
          <table:table-cell office:value-type="string">
            <text:p>Demand</text:p>
          </table:table-cell>
          <table:table-cell office:value-type="string">
            <text:p>Reward</text:p>
          </table:table-cell>
          <table:table-cell office:value-type="string">
            <text:p>Penalty</text:p>
          </table:table-cell>
          <table:table-cell table:number-columns-repeated="1013"/>
        </table:table-row>
        <table:table-row table:style-name="ro2">
          <table:table-cell/>
          <table:table-cell table:style-name="Default" office:value-type="float" office:value="501">
            <text:p>501</text:p>
          </table:table-cell>
          <table:table-cell office:value-type="string">
            <text:p>Gaepo1</text:p>
          </table:table-cell>
          <table:table-cell office:value-type="string">
            <text:p>개포</text:p>
          </table:table-cell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float" office:value="502">
            <text:p>502</text:p>
          </table:table-cell>
          <table:table-cell office:value-type="string">
            <text:p>Gaepo2</text:p>
          </table:table-cell>
          <table:table-cell office:value-type="string">
            <text:p>개포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503">
            <text:p>503</text:p>
          </table:table-cell>
          <table:table-cell office:value-type="string">
            <text:p>Daechi1</text:p>
          </table:table-cell>
          <table:table-cell office:value-type="string">
            <text:p>대치</text:p>
          </table:table-cell>
          <table:table-cell office:value-type="float" office:value="2">
            <text:p>2</text:p>
          </table:table-cell>
          <table:table-cell office:value-type="float" office:value="532">
            <text:p>532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float" office:value="504">
            <text:p>504</text:p>
          </table:table-cell>
          <table:table-cell office:value-type="string">
            <text:p>Nonhyun1</text:p>
          </table:table-cell>
          <table:table-cell office:value-type="string">
            <text:p>논현</text:p>
          </table:table-cell>
          <table:table-cell office:value-type="float" office:value="2">
            <text:p>2</text:p>
          </table:table-cell>
          <table:table-cell office:value-type="float" office:value="533">
            <text:p>533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float" office:value="505">
            <text:p>505</text:p>
          </table:table-cell>
          <table:table-cell office:value-type="string">
            <text:p>Nonhyun2</text:p>
          </table:table-cell>
          <table:table-cell office:value-type="string">
            <text:p>논현</text:p>
          </table:table-cell>
          <table:table-cell office:value-type="float" office:value="2">
            <text:p>2</text:p>
          </table:table-cell>
          <table:table-cell office:value-type="float" office:value="534">
            <text:p>534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506">
            <text:p>506</text:p>
          </table:table-cell>
          <table:table-cell office:value-type="string">
            <text:p>Sinsa1</text:p>
          </table:table-cell>
          <table:table-cell office:value-type="string">
            <text:p>신사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/>
          <table:table-cell table:style-name="Default" office:value-type="float" office:value="507">
            <text:p>507</text:p>
          </table:table-cell>
          <table:table-cell office:value-type="string">
            <text:p>Sinsa2</text:p>
          </table:table-cell>
          <table:table-cell office:value-type="string">
            <text:p>신사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508">
            <text:p>508</text:p>
          </table:table-cell>
          <table:table-cell office:value-type="string">
            <text:p>Sinsa3</text:p>
          </table:table-cell>
          <table:table-cell office:value-type="string">
            <text:p>신사</text:p>
          </table:table-cell>
          <table:table-cell office:value-type="float" office:value="2">
            <text:p>2</text:p>
          </table:table-cell>
          <table:table-cell office:value-type="float" office:value="537">
            <text:p>537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509">
            <text:p>509</text:p>
          </table:table-cell>
          <table:table-cell office:value-type="string">
            <text:p>Susua1</text:p>
          </table:table-cell>
          <table:table-cell office:value-type="string">
            <text:p>수서</text:p>
          </table:table-cell>
          <table:table-cell office:value-type="float" office:value="1">
            <text:p>1</text:p>
          </table:table-cell>
          <table:table-cell office:value-type="float" office:value="538">
            <text:p>538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510">
            <text:p>510</text:p>
          </table:table-cell>
          <table:table-cell office:value-type="string">
            <text:p>Susua2</text:p>
          </table:table-cell>
          <table:table-cell office:value-type="string">
            <text:p>수서</text:p>
          </table:table-cell>
          <table:table-cell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float" office:value="511">
            <text:p>511</text:p>
          </table:table-cell>
          <table:table-cell office:value-type="string">
            <text:p>Youlhyun1</text:p>
          </table:table-cell>
          <table:table-cell office:value-type="string">
            <text:p>율현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float" office:value="512">
            <text:p>512</text:p>
          </table:table-cell>
          <table:table-cell office:value-type="string">
            <text:p>Youlhyun2</text:p>
          </table:table-cell>
          <table:table-cell office:value-type="string">
            <text:p>율현</text:p>
          </table:table-cell>
          <table:table-cell office:value-type="float" office:value="2">
            <text:p>2</text:p>
          </table:table-cell>
          <table:table-cell office:value-type="float" office:value="541">
            <text:p>541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513">
            <text:p>513</text:p>
          </table:table-cell>
          <table:table-cell office:value-type="string">
            <text:p>Ilwon1</text:p>
          </table:table-cell>
          <table:table-cell office:value-type="string">
            <text:p>일원</text:p>
          </table:table-cell>
          <table:table-cell office:value-type="float" office:value="1">
            <text:p>1</text:p>
          </table:table-cell>
          <table:table-cell office:value-type="float" office:value="542">
            <text:p>542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514">
            <text:p>514</text:p>
          </table:table-cell>
          <table:table-cell office:value-type="string">
            <text:p>Ilwon2</text:p>
          </table:table-cell>
          <table:table-cell office:value-type="string">
            <text:p>일원</text:p>
          </table:table-cell>
          <table:table-cell office:value-type="float" office:value="2">
            <text:p>2</text:p>
          </table:table-cell>
          <table:table-cell office:value-type="float" office:value="543">
            <text:p>543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515">
            <text:p>515</text:p>
          </table:table-cell>
          <table:table-cell office:value-type="string">
            <text:p>Ilwon3</text:p>
          </table:table-cell>
          <table:table-cell office:value-type="string">
            <text:p>일원</text:p>
          </table:table-cell>
          <table:table-cell office:value-type="float" office:value="2">
            <text:p>2</text:p>
          </table:table-cell>
          <table:table-cell office:value-type="float" office:value="544">
            <text:p>544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float" office:value="516">
            <text:p>516</text:p>
          </table:table-cell>
          <table:table-cell office:value-type="string">
            <text:p>Dogok1</text:p>
          </table:table-cell>
          <table:table-cell office:value-type="string">
            <text:p>도곡</text:p>
          </table:table-cell>
          <table:table-cell office:value-type="float" office:value="2">
            <text:p>2</text:p>
          </table:table-cell>
          <table:table-cell office:value-type="float" office:value="545">
            <text:p>545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float" office:value="517">
            <text:p>517</text:p>
          </table:table-cell>
          <table:table-cell office:value-type="string">
            <text:p>Yuksam1</text:p>
          </table:table-cell>
          <table:table-cell office:value-type="string">
            <text:p>역삼</text:p>
          </table:table-cell>
          <table:table-cell office:value-type="float" office:value="2">
            <text:p>2</text:p>
          </table:table-cell>
          <table:table-cell office:value-type="float" office:value="546">
            <text:p>546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Default" office:value-type="float" office:value="518">
            <text:p>518</text:p>
          </table:table-cell>
          <table:table-cell office:value-type="string">
            <text:p>Yuksam2</text:p>
          </table:table-cell>
          <table:table-cell office:value-type="string">
            <text:p>역삼</text:p>
          </table:table-cell>
          <table:table-cell office:value-type="float" office:value="2">
            <text:p>2</text:p>
          </table:table-cell>
          <table:table-cell office:value-type="float" office:value="547">
            <text:p>547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float" office:value="519">
            <text:p>519</text:p>
          </table:table-cell>
          <table:table-cell office:value-type="string">
            <text:p>Yuksam3</text:p>
          </table:table-cell>
          <table:table-cell office:value-type="string">
            <text:p>역삼</text:p>
          </table:table-cell>
          <table:table-cell office:value-type="float" office:value="2">
            <text:p>2</text:p>
          </table:table-cell>
          <table:table-cell office:value-type="float" office:value="548">
            <text:p>548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float" office:value="520">
            <text:p>520</text:p>
          </table:table-cell>
          <table:table-cell table:style-name="Default" office:value-type="string">
            <text:p>Apkoojung1</text:p>
          </table:table-cell>
          <table:table-cell office:value-type="string">
            <text:p>압구정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float" office:value="521">
            <text:p>521</text:p>
          </table:table-cell>
          <table:table-cell office:value-type="string">
            <text:p>Saegok1</text:p>
          </table:table-cell>
          <table:table-cell office:value-type="string">
            <text:p>세곡</text:p>
          </table:table-cell>
          <table:table-cell office:value-type="float" office:value="1">
            <text:p>1</text:p>
          </table:table-cell>
          <table:table-cell office:value-type="float" office:value="550">
            <text:p>550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float" office:value="522">
            <text:p>522</text:p>
          </table:table-cell>
          <table:table-cell office:value-type="string">
            <text:p>Saegok2</text:p>
          </table:table-cell>
          <table:table-cell office:value-type="string">
            <text:p>세곡</text:p>
          </table:table-cell>
          <table:table-cell office:value-type="float" office:value="1">
            <text:p>1</text:p>
          </table:table-cell>
          <table:table-cell office:value-type="float" office:value="551">
            <text:p>551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float" office:value="523">
            <text:p>523</text:p>
          </table:table-cell>
          <table:table-cell office:value-type="string">
            <text:p>Saegok3</text:p>
          </table:table-cell>
          <table:table-cell office:value-type="string">
            <text:p>세곡</text:p>
          </table:table-cell>
          <table:table-cell office:value-type="float" office:value="2">
            <text:p>2</text:p>
          </table:table-cell>
          <table:table-cell office:value-type="float" office:value="552">
            <text:p>552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float" office:value="524">
            <text:p>524</text:p>
          </table:table-cell>
          <table:table-cell office:value-type="string">
            <text:p>Chungdam1</text:p>
          </table:table-cell>
          <table:table-cell office:value-type="string">
            <text:p>청담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525">
            <text:p>525</text:p>
          </table:table-cell>
          <table:table-cell office:value-type="string">
            <text:p>Samsung1</text:p>
          </table:table-cell>
          <table:table-cell office:value-type="string">
            <text:p>삼성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526">
            <text:p>526</text:p>
          </table:table-cell>
          <table:table-cell office:value-type="string">
            <text:p>Samsung2</text:p>
          </table:table-cell>
          <table:table-cell office:value-type="string">
            <text:p>삼성</text:p>
          </table:table-cell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527">
            <text:p>527</text:p>
          </table:table-cell>
          <table:table-cell office:value-type="string">
            <text:p>Samsung3</text:p>
          </table:table-cell>
          <table:table-cell office:value-type="string">
            <text:p>삼성</text:p>
          </table:table-cell>
          <table:table-cell office:value-type="float" office:value="2">
            <text:p>2</text:p>
          </table:table-cell>
          <table:table-cell office:value-type="float" office:value="556">
            <text:p>556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528">
            <text:p>528</text:p>
          </table:table-cell>
          <table:table-cell office:value-type="string">
            <text:p>Samsung4</text:p>
          </table:table-cell>
          <table:table-cell office:value-type="string">
            <text:p>삼성</text:p>
          </table:table-cell>
          <table:table-cell office:value-type="float" office:value="2">
            <text:p>2</text:p>
          </table:table-cell>
          <table:table-cell office:value-type="float" office:value="557">
            <text:p>557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529">
            <text:p>529</text:p>
          </table:table-cell>
          <table:table-cell office:value-type="string">
            <text:p>Samsung5</text:p>
          </table:table-cell>
          <table:table-cell office:value-type="string">
            <text:p>삼성</text:p>
          </table:table-cell>
          <table:table-cell office:value-type="float" office:value="3">
            <text:p>3</text:p>
          </table:table-cell>
          <table:table-cell office:value-type="float" office:value="558">
            <text:p>558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tle 테이블" table:style-name="ta4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number-columns-repeated="6" table:default-cell-style-name="Default"/>
        <table:table-row table:style-name="ro4">
          <table:table-cell table:style-name="Default" office:value-type="string">
            <text:p>index</text:p>
          </table:table-cell>
          <table:table-cell table:style-name="Default" office:value-type="string">
            <text:p>Area</text:p>
          </table:table-cell>
          <table:table-cell office:value-type="string">
            <text:p>Text</text:p>
          </table:table-cell>
          <table:table-cell table:number-columns-repeated="2"/>
          <table:table-cell office:value-type="string">
            <text:p>index</text:p>
          </table:table-cell>
          <table:table-cell table:number-columns-repeated="2"/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개포</text:p>
          </table:table-cell>
          <table:table-cell office:value-type="string">
            <text:p>가짜 나노 치료제 불법 시술</text:p>
          </table:table-cell>
          <table:table-cell table:number-columns-repeated="2"/>
          <table:table-cell office:value-type="float" office:value="559">
            <text:p>559</text:p>
          </table:table-cell>
          <table:table-cell/>
          <table:table-cell office:value-type="string">
            <text:p>시술 부작용? 알고 봤더니 나노 치료제가 가짜...</text:p>
          </table:table-cell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개포</text:p>
          </table:table-cell>
          <table:table-cell office:value-type="string">
            <text:p>긴 가뭄으로 인한 흉작 위험</text:p>
          </table:table-cell>
          <table:table-cell table:number-columns-repeated="2"/>
          <table:table-cell office:value-type="float" office:value="560">
            <text:p>560</text:p>
          </table:table-cell>
          <table:table-cell/>
          <table:table-cell office:value-type="string">
            <text:p>정부 주도하여 농업 도시로 탈바꿈한 개포동은 현재 가뭄으로 인해 큰 고난에 빠져 있다. 이에 농업 지원이 들어갔다.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대치</text:p>
          </table:table-cell>
          <table:table-cell office:value-type="string">
            <text:p>거리 순찰 로봇 부품 도난 사건</text:p>
          </table:table-cell>
          <table:table-cell table:number-columns-repeated="2"/>
          <table:table-cell office:value-type="float" office:value="561">
            <text:p>561</text:p>
          </table:table-cell>
          <table:table-cell/>
          <table:table-cell office:value-type="string">
            <text:p><text:s/>대치동 대형 상가거리를 순찰하는 로봇 부품들만 전문적으로 훔쳐가는 일당이 등장하였다.</text:p>
          </table:table-cell>
        </table:table-row>
        <table:table-row table:style-name="ro5">
          <table:table-cell office:value-type="float" office:value="533">
            <text:p>533</text:p>
          </table:table-cell>
          <table:table-cell office:value-type="string">
            <text:p>논현</text:p>
          </table:table-cell>
          <table:table-cell office:value-type="string">
            <text:p>보육원 아이 실종 사건</text:p>
          </table:table-cell>
          <table:table-cell table:number-columns-repeated="2"/>
          <table:table-cell office:value-type="float" office:value="562">
            <text:p>562</text:p>
          </table:table-cell>
          <table:table-cell/>
          <table:table-cell table:style-name="ce7" office:value-type="string">
            <text:p>논현동 모 대기업 보육원에서 아이들이 실종한 사건이 발생하였다.</text:p>
          </table:table-cell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논현</text:p>
          </table:table-cell>
          <table:table-cell office:value-type="string">
            <text:p>하늘철 열차 강도</text:p>
          </table:table-cell>
          <table:table-cell table:number-columns-repeated="2"/>
          <table:table-cell office:value-type="float" office:value="563">
            <text:p>563</text:p>
          </table:table-cell>
          <table:table-cell/>
          <table:table-cell office:value-type="string">
            <text:p>하늘철 13호가 한 무리의 강도들에게 열차를 점거 당했다. 시민들의 안전을 ㅇ위한다면 돈을 내놓으라 요구하고 있다.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신사</text:p>
          </table:table-cell>
          <table:table-cell office:value-type="string">
            <text:p>폭발 사건 용의자 신문</text:p>
          </table:table-cell>
          <table:table-cell table:number-columns-repeated="2"/>
          <table:table-cell office:value-type="float" office:value="564">
            <text:p>564</text:p>
          </table:table-cell>
          <table:table-cell/>
          <table:table-cell office:value-type="string">
            <text:p>최근 삼성동에 폭파 사건 용의자가 신사동으로 도주했다는 정보가 ㅇ칬다. 떄문에 경찰 로봇들이 거리 심문 중이다.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신사</text:p>
          </table:table-cell>
          <table:table-cell office:value-type="string">
            <text:p>목욕탕에서 비누 훔치다 걸린 좀 도둑</text:p>
          </table:table-cell>
          <table:table-cell table:number-columns-repeated="2"/>
          <table:table-cell office:value-type="float" office:value="565">
            <text:p>565</text:p>
          </table:table-cell>
          <table:table-cell/>
          <table:table-cell office:value-type="string">
            <text:p>신사동 옛날 목욕탕 바닥에 비누가 대량으로 떨어져 있었다. 알고 보니 욕심 많은 비누 도둑이 다 가져 가지 못한 비누들이다.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신사</text:p>
          </table:table-cell>
          <table:table-cell office:value-type="string">
            <text:p>도시 한 가운데 집단 구타</text:p>
          </table:table-cell>
          <table:table-cell table:number-columns-repeated="2"/>
          <table:table-cell office:value-type="float" office:value="566">
            <text:p>566</text:p>
          </table:table-cell>
          <table:table-cell/>
          <table:table-cell office:value-type="string">
            <text:p>도시 한 가운데에서 집단 구타 사건이 일어났다. 10명과 5명이 싸우고 있다가 4명이 도망치고 1명이 집단 구타를 당하고 있다.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수서</text:p>
          </table:table-cell>
          <table:table-cell office:value-type="string">
            <text:p>산책 중 애완 로봇 실종</text:p>
          </table:table-cell>
          <table:table-cell office:value-type="string">
            <text:p><text:s/></text:p>
          </table:table-cell>
          <table:table-cell/>
          <table:table-cell office:value-type="float" office:value="567">
            <text:p>567</text:p>
          </table:table-cell>
          <table:table-cell/>
          <table:table-cell office:value-type="string">
            <text:p>노부부의 애완용 로봇이 공원에서 실종 됬다. 모델명은 I-309최선형으로 가격이 매우 비싼편이며 누군가 가져갔다고 주장함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수서</text:p>
          </table:table-cell>
          <table:table-cell office:value-type="string">
            <text:p>불법 바이오 칩 판매 기승</text:p>
          </table:table-cell>
          <table:table-cell table:number-columns-repeated="2"/>
          <table:table-cell office:value-type="float" office:value="568">
            <text:p>568</text:p>
          </table:table-cell>
          <table:table-cell/>
          <table:table-cell office:value-type="string">
            <text:p>수서동 지하 상가에서 바이오칩이 안정성이 검증되지 않은 체 불법적으로 판매되고 있다.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string">
            <text:p>율현</text:p>
          </table:table-cell>
          <table:table-cell office:value-type="string">
            <text:p>율현 고등학교 학생 자살</text:p>
          </table:table-cell>
          <table:table-cell table:number-columns-repeated="2"/>
          <table:table-cell office:value-type="float" office:value="569">
            <text:p>569</text:p>
          </table:table-cell>
          <table:table-cell/>
          <table:table-cell office:value-type="string">
            <text:p>율현고에서 왕따를 당하던 학생이 야간 자율 학습 시간에 자살을 했다. 현재 가해자 학생들은 진술을 거부하고 있다.</text:p>
          </table:table-cell>
        </table:table-row>
        <table:table-row table:style-name="ro2">
          <table:table-cell office:value-type="float" office:value="541">
            <text:p>541</text:p>
          </table:table-cell>
          <table:table-cell office:value-type="string">
            <text:p>율현</text:p>
          </table:table-cell>
          <table:table-cell office:value-type="string">
            <text:p>노숙자 파벌 싸움</text:p>
          </table:table-cell>
          <table:table-cell table:number-columns-repeated="2"/>
          <table:table-cell office:value-type="float" office:value="570">
            <text:p>570</text:p>
          </table:table-cell>
          <table:table-cell/>
          <table:table-cell office:value-type="string">
            <text:p>율현동 역에서 노숙자들이 급증하면서 이들이 파벌화되고 패싸움을 벌이고 있다.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일원</text:p>
          </table:table-cell>
          <table:table-cell office:value-type="string">
            <text:p>중년 남성의 길거리 분신 자살</text:p>
          </table:table-cell>
          <table:table-cell table:number-columns-repeated="2"/>
          <table:table-cell office:value-type="float" office:value="571">
            <text:p>571</text:p>
          </table:table-cell>
          <table:table-cell/>
          <table:table-cell office:value-type="string">
            <text:p>주식 투자에 실패한 남자는 협박범에 의해 분신 자살한 것으로 보임. 분신 자살 사건 현장에 협박범으로 보이는 사람이 있었음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일원</text:p>
          </table:table-cell>
          <table:table-cell office:value-type="string">
            <text:p>아이 로봇 인형 도난 사건</text:p>
          </table:table-cell>
          <table:table-cell table:number-columns-repeated="2"/>
          <table:table-cell office:value-type="float" office:value="572">
            <text:p>572</text:p>
          </table:table-cell>
          <table:table-cell/>
          <table:table-cell office:value-type="string">
            <text:p>일원동에서 2천 만원 상당의 아이 장난감용 로봇이 도난 당하여 이에 당국이 현상금을 걸었다.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일원</text:p>
          </table:table-cell>
          <table:table-cell office:value-type="string">
            <text:p>신기술 개발 기자 회견</text:p>
          </table:table-cell>
          <table:table-cell table:number-columns-repeated="2"/>
          <table:table-cell office:value-type="float" office:value="573">
            <text:p>573</text:p>
          </table:table-cell>
          <table:table-cell/>
          <table:table-cell office:value-type="string">
            <text:p>오늘 신기술 개발 기자회견으로 투자자들의 개발 개입으로 길어진 개발을 중지한다는 내용들이 나왔다.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string">
            <text:p>도곡</text:p>
          </table:table-cell>
          <table:table-cell office:value-type="string">
            <text:p>불량 로봇 집중 조사</text:p>
          </table:table-cell>
          <table:table-cell table:number-columns-repeated="2"/>
          <table:table-cell office:value-type="float" office:value="574">
            <text:p>574</text:p>
          </table:table-cell>
          <table:table-cell/>
          <table:table-cell office:value-type="string">
            <text:p>현재 도곡동에서 불법으로 불법으로 제작되어 폭력 <text:s/>먀 가 심어진 테러형 로봇이 유통되어 문제가 되고 있다. </text:p>
          </table:table-cell>
        </table:table-row>
        <table:table-row table:style-name="ro2">
          <table:table-cell office:value-type="float" office:value="546">
            <text:p>546</text:p>
          </table:table-cell>
          <table:table-cell office:value-type="string">
            <text:p>역삼</text:p>
          </table:table-cell>
          <table:table-cell office:value-type="string">
            <text:p>일자리 센터 난동 사건</text:p>
          </table:table-cell>
          <table:table-cell table:number-columns-repeated="2"/>
          <table:table-cell office:value-type="float" office:value="575">
            <text:p>575</text:p>
          </table:table-cell>
          <table:table-cell/>
          <table:table-cell office:value-type="string">
            <text:p>역삼동 하늘철 역 내부 일자리 센터에서 한 실업자가 불법 점거한 체 1인 시위를 벌이고 있다.</text:p>
          </table:table-cell>
        </table:table-row>
        <table:table-row table:style-name="ro2">
          <table:table-cell office:value-type="float" office:value="547">
            <text:p>547</text:p>
          </table:table-cell>
          <table:table-cell office:value-type="string">
            <text:p>역삼</text:p>
          </table:table-cell>
          <table:table-cell office:value-type="string">
            <text:p>하늘 택시 교통 사고 </text:p>
          </table:table-cell>
          <table:table-cell table:number-columns-repeated="2"/>
          <table:table-cell office:value-type="float" office:value="576">
            <text:p>576</text:p>
          </table:table-cell>
          <table:table-cell/>
          <table:table-cell office:value-type="string">
            <text:p>자기 부상 택시가 하늘 라인을 벗어나 밑으로 추락해 정차 해있던 차와 충돌했다. 왜 떨어 졌는지는 아직 밝혀지지 않았다. </text:p>
          </table:table-cell>
        </table:table-row>
        <table:table-row table:style-name="ro2">
          <table:table-cell office:value-type="float" office:value="548">
            <text:p>548</text:p>
          </table:table-cell>
          <table:table-cell office:value-type="string">
            <text:p>역삼</text:p>
          </table:table-cell>
          <table:table-cell office:value-type="string">
            <text:p>NG 대기업 부사장 법정 논란</text:p>
          </table:table-cell>
          <table:table-cell table:number-columns-repeated="2"/>
          <table:table-cell office:value-type="float" office:value="577">
            <text:p>577</text:p>
          </table:table-cell>
          <table:table-cell/>
          <table:table-cell office:value-type="string">
            <text:p>모 기업과의 문제로 사회가 떠들썩하다. NG 대기업 부사장의 법정 논란으로 대기업의 부정부패의 논란이 커지고 있다.</text:p>
          </table:table-cell>
        </table:table-row>
        <table:table-row table:style-name="ro2">
          <table:table-cell office:value-type="float" office:value="549">
            <text:p>549</text:p>
          </table:table-cell>
          <table:table-cell office:value-type="string">
            <text:p>압구정</text:p>
          </table:table-cell>
          <table:table-cell office:value-type="string">
            <text:p>모찌 코인 주식 폭락</text:p>
          </table:table-cell>
          <table:table-cell table:number-columns-repeated="2"/>
          <table:table-cell office:value-type="float" office:value="578">
            <text:p>578</text:p>
          </table:table-cell>
          <table:table-cell/>
          <table:table-cell office:value-type="string">
            <text:p>모찌 코인이 오늘 3시경 급격한 하락세를 보이고 있다. 이에 모찌 코인에 투자자들은 대기업들의 음모라고 말하고 있다.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string">
            <text:p>세곡</text:p>
          </table:table-cell>
          <table:table-cell office:value-type="string">
            <text:p>전자동 편의점 도둑</text:p>
          </table:table-cell>
          <table:table-cell table:number-columns-repeated="2"/>
          <table:table-cell office:value-type="float" office:value="579">
            <text:p>579</text:p>
          </table:table-cell>
          <table:table-cell/>
          <table:table-cell office:value-type="string">
            <text:p>전자동 편의점에 강도가 들었다. 그는 편의점을 물건을 사러왔다가 점원이 자리를 비운 사이 물건을 훔친 것으로 알려졌다.</text:p>
          </table:table-cell>
        </table:table-row>
        <table:table-row table:style-name="ro2">
          <table:table-cell office:value-type="float" office:value="551">
            <text:p>551</text:p>
          </table:table-cell>
          <table:table-cell office:value-type="string">
            <text:p>세곡</text:p>
          </table:table-cell>
          <table:table-cell office:value-type="string">
            <text:p>테마 파크에서 로봇 폭발</text:p>
          </table:table-cell>
          <table:table-cell table:number-columns-repeated="2"/>
          <table:table-cell office:value-type="float" office:value="580">
            <text:p>580</text:p>
          </table:table-cell>
          <table:table-cell/>
          <table:table-cell office:value-type="string">
            <text:p>세곡 테마 파크에서 길을 안내하는 로봇이 폭발하는 사건이 벌어졌다. 증거라곤 CCTV의 용의자 모습 뿐이었다. </text:p>
          </table:table-cell>
        </table:table-row>
        <table:table-row table:style-name="ro2">
          <table:table-cell office:value-type="float" office:value="552">
            <text:p>552</text:p>
          </table:table-cell>
          <table:table-cell office:value-type="string">
            <text:p>세곡</text:p>
          </table:table-cell>
          <table:table-cell office:value-type="string">
            <text:p>자기 부상 열차에 노숙자 급증</text:p>
          </table:table-cell>
          <table:table-cell table:number-columns-repeated="2"/>
          <table:table-cell office:value-type="float" office:value="581">
            <text:p>581</text:p>
          </table:table-cell>
          <table:table-cell/>
          <table:table-cell office:value-type="string">
            <text:p>세곡동에 부산까지 5분만에 주파 가능한 열차가 개설되었지만 그 앞을 노숙자들이 점거 하였다.</text:p>
          </table:table-cell>
        </table:table-row>
        <table:table-row table:style-name="ro2">
          <table:table-cell office:value-type="float" office:value="553">
            <text:p>553</text:p>
          </table:table-cell>
          <table:table-cell office:value-type="string">
            <text:p>청담</text:p>
          </table:table-cell>
          <table:table-cell office:value-type="string">
            <text:p>마트 식량 절도 사건</text:p>
          </table:table-cell>
          <table:table-cell table:number-columns-repeated="2"/>
          <table:table-cell office:value-type="float" office:value="582">
            <text:p>582</text:p>
          </table:table-cell>
          <table:table-cell/>
          <table:table-cell office:value-type="string">
            <text:p>청담동 마트에 판매되는 유명 셰프 프렌차이즈 음식들을 전문으로 훔쳐가는 집단이 있다.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삼성</text:p>
          </table:table-cell>
          <table:table-cell office:value-type="string">
            <text:p>대기업 스폰 계약 진행</text:p>
          </table:table-cell>
          <table:table-cell table:number-columns-repeated="2"/>
          <table:table-cell office:value-type="float" office:value="583">
            <text:p>583</text:p>
          </table:table-cell>
          <table:table-cell/>
          <table:table-cell office:value-type="string">
            <text:p>최근 삼성동의 기업가들 사이에서 치안 활동에 후원하겠다는 계약이 제기 되고 있다.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삼성</text:p>
          </table:table-cell>
          <table:table-cell office:value-type="string">
            <text:p>삼성 아파트 부부 싸움 중 아내 사망</text:p>
          </table:table-cell>
          <table:table-cell table:number-columns-repeated="2"/>
          <table:table-cell office:value-type="float" office:value="584">
            <text:p>584</text:p>
          </table:table-cell>
          <table:table-cell/>
          <table:table-cell office:value-type="string">
            <text:p>삼성 아파트에서 부부 싸움 중 아내가 숨진 끔찍한 사건이 일어났다. 남편이 범인이라는 증거를 찾아 해결해야 한다.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삼성</text:p>
          </table:table-cell>
          <table:table-cell office:value-type="string">
            <text:p>경한 기업 지하 주차장 폭파 사건</text:p>
          </table:table-cell>
          <table:table-cell table:number-columns-repeated="2"/>
          <table:table-cell office:value-type="float" office:value="585">
            <text:p>585</text:p>
          </table:table-cell>
          <table:table-cell/>
          <table:table-cell office:value-type="string">
            <text:p>경한 기업 지하 60층에서 주차장에 나노 폭탄이 심어진 <text:s/>BBx760인형을 이용한 폭탄 테러가 발생하였다.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삼성</text:p>
          </table:table-cell>
          <table:table-cell office:value-type="string">
            <text:p>신규 바이오 칩 개발 발표</text:p>
          </table:table-cell>
          <table:table-cell table:number-columns-repeated="2"/>
          <table:table-cell office:value-type="float" office:value="586">
            <text:p>586</text:p>
          </table:table-cell>
          <table:table-cell/>
          <table:table-cell office:value-type="string">
            <text:p>삼성동 빌딩에서 신세대 바이오 칩을 발표하였다. 그러나 기대와 달리 성능에 대한 문제성이 제기되고 있다. 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삼성</text:p>
          </table:table-cell>
          <table:table-cell office:value-type="string">
            <text:p>시민 폭동 시위 사태</text:p>
          </table:table-cell>
          <table:table-cell table:number-columns-repeated="2"/>
          <table:table-cell office:value-type="float" office:value="587">
            <text:p>587</text:p>
          </table:table-cell>
          <table:table-cell/>
          <table:table-cell office:value-type="string">
            <text:p>경한 기업 앞에서 시민들의 폭동 시위가 일어났다.</text:p>
          </table:table-cell>
        </table:table-row>
      </table:table>
      <table:table table:name="Demand테이블" table:style-name="ta5" table:print="false">
        <office:forms form:automatic-focus="false" form:apply-design-mode="false"/>
        <table:table-column table:style-name="co2" table:number-columns-repeated="2" table:default-cell-style-name="Excel_20_Built-in_20_Normal"/>
        <table:table-column table:style-name="co16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Detail</text:p>
          </table:table-cell>
          <table:table-cell table:number-columns-repeated="1020"/>
        </table:table-row>
        <table:table-row table:style-name="ro1">
          <table:table-cell office:value-type="string">
            <text:p>Combat</text:p>
          </table:table-cell>
          <table:table-cell office:value-type="string">
            <text:p>격투</text:p>
          </table:table-cell>
          <table:table-cell office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>
            <text:p>Detective</text:p>
          </table:table-cell>
          <table:table-cell office:value-type="string">
            <text:p>추리</text:p>
          </table:table-cell>
          <table:table-cell office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>
            <text:p>Talk</text:p>
          </table:table-cell>
          <table:table-cell office:value-type="string">
            <text:p>협상</text:p>
          </table:table-cell>
          <table:table-cell office:value-type="string">
            <text:p>int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스토리테이블" table:style-name="ta6" table:print="false">
        <office:forms form:automatic-focus="false" form:apply-design-mode="false"/>
        <table:table-column table:style-name="co17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ext</text:p>
          </table:table-cell>
          <table:table-cell table:number-columns-repeated="1021"/>
        </table:table-row>
        <table:table-row table:style-name="ro2">
          <table:table-cell office:value-type="string">
            <text:p>Char_Story_1</text:p>
          </table:table-cell>
          <table:table-cell office:value-type="string">
            <text:p>Story1</text:p>
          </table:table-cell>
          <table:table-cell office:value-type="string">
            <text:p>최근 급속히 증가하는 범죄들을 막기 위해 투입된 강력반 형사. 사건들을 하나 하나 해결하는 중 사건이 최근 바이오칩 문제와 연관성이 있다고 여기고 보다 자세한 조사를 시작한다.</text:p>
          </table:table-cell>
          <table:table-cell table:number-columns-repeated="1021"/>
        </table:table-row>
        <table:table-row table:style-name="ro2">
          <table:table-cell office:value-type="string">
            <text:p>Char_Story_2</text:p>
          </table:table-cell>
          <table:table-cell office:value-type="string">
            <text:p>Story2</text:p>
          </table:table-cell>
          <table:table-cell office:value-type="string">
            <text:p>경한 기업 신입 사원으로 바이오칩 프로젝트에 참여하였다. 언제부터인가 바이오칩에 오작동이 시작되엇고 박우주는 현상을 해결하기 위해 조사에 착수한다.</text:p>
          </table:table-cell>
          <table:table-cell table:number-columns-repeated="1021"/>
        </table:table-row>
        <table:table-row table:style-name="ro2">
          <table:table-cell office:value-type="string">
            <text:p>Char_Story_3</text:p>
          </table:table-cell>
          <table:table-cell office:value-type="string">
            <text:p>Story3</text:p>
          </table:table-cell>
          <table:table-cell office:value-type="string">
            <text:p>급증하는 폭력 사태로 인해 정부의 지시로 부활한 전투 겨알 대대의 특경. 치안 유지를 위해 강력 범죄자나 시위대에게 주저 없이 대응하나 어느 순간 이 사태에 대한 근본적인 의문을 가지게 되었다</text:p>
          </table:table-cell>
          <table:table-cell table:number-columns-repeated="1021"/>
        </table:table-row>
        <table:table-row table:style-name="ro2">
          <table:table-cell office:value-type="string">
            <text:p>Char_Story_4</text:p>
          </table:table-cell>
          <table:table-cell office:value-type="string">
            <text:p>Story4</text:p>
          </table:table-cell>
          <table:table-cell office:value-type="string">
            <text:p>대기업의 비리 쫓는 정의감 넘치는 사회 초년생 기자. 경한 기업의 바이오칩 비리를 추적하는 중 바이오칩에 관련된 것 같은 사건을 발견하였다.</text:p>
          </table:table-cell>
          <table:table-cell table:number-columns-repeated="1021"/>
        </table:table-row>
        <table:table-row table:style-name="ro2">
          <table:table-cell office:value-type="string">
            <text:p>Char_Story_5</text:p>
          </table:table-cell>
          <table:table-cell office:value-type="string">
            <text:p>Story5</text:p>
          </table:table-cell>
          <table:table-cell office:value-type="string">
            <text:p>강원진의 후배이자 파트너. 상부의 지시로 강원진과 함께 강남구 범죄율 증가 사태 조사에 착수 하였다. 강원진에 대해 좋은 인상을 느끼고 있다.</text:p>
          </table:table-cell>
          <table:table-cell table:number-columns-repeated="1021"/>
        </table:table-row>
        <table:table-row table:style-name="ro2">
          <table:table-cell office:value-type="string">
            <text:p>Char_Story_6</text:p>
          </table:table-cell>
          <table:table-cell office:value-type="string">
            <text:p>Story6</text:p>
          </table:table-cell>
          <table:table-cell office:value-type="string">
            <text:p>바이오칩 관련 주식 중계를 업으로 삼는다. 최근 주식 주가가 변동 폭 높아지고, 이로 인해 자신의 입지가 곤란하다고 여겨지게 되어 자신이 직접 주식 변동의 원인을 찾으려고 한다.</text:p>
          </table:table-cell>
          <table:table-cell table:number-columns-repeated="1021"/>
        </table:table-row>
        <table:table-row table:style-name="ro2">
          <table:table-cell office:value-type="string">
            <text:p>Char_Story_7</text:p>
          </table:table-cell>
          <table:table-cell office:value-type="string">
            <text:p>Story7</text:p>
          </table:table-cell>
          <table:table-cell office:value-type="string">
            <text:p>경일 기업을 몰락시킨 장본인이자, 경한 기업 CEO. 바이오칩 산업으로 큰 수익을 보고 있었다. 그러나 최근 자사의 바이오칩에 문제가 있다는 소식을 들은 뒤 그것을 감추려고 한다.</text:p>
          </table:table-cell>
          <table:table-cell table:number-columns-repeated="1021"/>
        </table:table-row>
        <table:table-row table:style-name="ro2">
          <table:table-cell office:value-type="string">
            <text:p>Char_Story_8</text:p>
          </table:table-cell>
          <table:table-cell office:value-type="string">
            <text:p>Story8</text:p>
          </table:table-cell>
          <table:table-cell office:value-type="string">
            <text:p>바이오칩이 인권을 해한다는 주장을 펼치면서 바이오칩 개발에 반대하는 시위대의 대표를 맡고 있다. 바이오칩에 반대하는 자료를 찾는 중 문뜩 이상함을 느끼고 직접 사건의 진상을 파헤치게 된다.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2018-11-09</text:date>, <text:time>21:09:3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문서_20_정보" style:display-name="PageStyle_문서 정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테이블설명" style:display-name="PageStyle_테이블설명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이슈테이블" style:display-name="PageStyle_이슈테이블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mand테이블" style:display-name="PageStyle_Demand테이블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스토리테이블" style:display-name="PageStyle_스토리테이블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9T21:09:38.73</dc:date>
    <meta:generator>OpenOffice/4.1.4$Win32 OpenOffice.org_project/414m5$Build-9788</meta:generator>
    <meta:editing-duration>PT45M16S</meta:editing-duration>
    <meta:editing-cycles>1</meta:editing-cycles>
    <meta:document-statistic meta:table-count="6" meta:cell-count="407" meta:object-count="0"/>
  </office:meta>
</office:document-meta>
</file>